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4.83cm" fo:min-width="5.85cm"/>
    </style:style>
    <style:style style:name="gr14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6.485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2cm" fo:min-width="1.788cm"/>
    </style:style>
    <style:style style:name="gr16" style:family="graphic" style:parent-style-name="standard">
      <style:graphic-properties draw:stroke="none" svg:stroke-color="#000000" draw:fill="none" draw:fill-color="#ffffff" fo:min-height="1.971cm"/>
    </style:style>
    <style:style style:name="gr17" style:family="graphic" style:parent-style-name="standard">
      <style:graphic-properties draw:marker-end="" draw:fill-color="#cccccc" draw:textarea-horizontal-align="justify" draw:textarea-vertical-align="middle" draw:auto-grow-height="false" fo:min-height="1.008cm" fo:min-width="2.285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39cm" fo:min-width="0.5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65cm" fo:min-width="2.168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86cm" fo:min-width="2.421cm" fo:wrap-option="no-wrap"/>
    </style:style>
    <style:style style:name="gr24" style:family="graphic" style:parent-style-name="standard">
      <style:graphic-properties draw:fill-color="#ffffff" draw:textarea-horizontal-align="left" draw:textarea-vertical-align="top" draw:auto-grow-height="false" fo:min-height="9.275cm" fo:min-width="4.961cm"/>
    </style:style>
    <style:style style:name="gr25" style:family="graphic" style:parent-style-name="standard">
      <style:graphic-properties draw:fill-color="#ffffff" draw:textarea-horizontal-align="left" draw:textarea-vertical-align="top" draw:auto-grow-height="false" fo:min-height="9.275cm" fo:min-width="3.056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1.011cm" fo:min-width="1.269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011cm" fo:min-width="1.523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1.011cm" fo:min-width="1.65cm"/>
    </style:style>
    <style:style style:name="gr29" style:family="graphic" style:parent-style-name="objectwithoutfill">
      <style:graphic-properties draw:marker-end="Symmetric_20_Arrow" draw:marker-end-width="0.3cm" draw:fill="none" draw:textarea-vertical-align="middle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011cm" fo:min-width="1.142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011cm" fo:min-width="1.904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1.011cm" fo:min-width="0.761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465cm" fo:min-width="0.644cm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8.62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3" draw:layer="layout" svg:width="1.651cm" svg:height="0.645cm" svg:x="3.286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3" draw:layer="layout" svg:width="1.651cm" svg:height="0.645cm" svg:x="3.159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5cm" svg:y="13.446cm">
          <draw:text-box>
            <text:p><text:span text:style-name="T3">Users</text:span></text:p>
          </draw:text-box>
        </draw:frame>
        <draw:frame draw:style-name="gr7" draw:text-style-name="P4" draw:layer="layout" svg:width="3.302cm" svg:height="1.916cm" svg:x="4.81cm" svg:y="4.926cm">
          <draw:text-box>
            <text:p text:style-name="P1"><text:span text:style-name="T3">Total</text:span></text:p>
            <text:p text:style-name="P1"><text:span text:style-name="T3">Connection</text:span></text:p>
            <text:p text:style-name="P1"><text:span text:style-name="T3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  <draw:frame draw:style-name="gr10" draw:text-style-name="P1" draw:layer="layout" svg:width="16.998cm" svg:height="2.994cm" svg:x="11.672cm" svg:y="18.8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1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3" draw:layer="layout" svg:width="1.651cm" svg:height="0.645cm" svg:x="3.287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3" draw:layer="layout" svg:width="1.651cm" svg:height="0.645cm" svg:x="3.16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6cm" svg:y="13.446cm">
          <draw:text-box>
            <text:p><text:span text:style-name="T3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2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4" draw:layer="layout" svg:width="3.302cm" svg:height="1.916cm" svg:x="9.382cm" svg:y="15.351cm">
          <draw:text-box>
            <text:p text:style-name="P1"><text:span text:style-name="T3">Application</text:span></text:p>
            <text:p text:style-name="P1"><text:span text:style-name="T3">Connection</text:span></text:p>
            <text:p text:style-name="P1"><text:span text:style-name="T3">Lim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6.35cm" svg:height="5.08cm" svg:x="1.254cm" svg:y="6.461cm"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4.191cm" svg:x="9.128cm" svg:y="6.842cm">
          <text:p text:style-name="P1">Qpid Dispatch Router</text:p>
          <text:p text:style-name="P1"><text:span text:style-name="T2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8cm" svg:height="1.27cm" svg:x="8.747cm" svg:y="8.366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4.175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29cm" svg:y1="8.366cm" svg:x2="4.429cm" svg:y2="8.874cm">
            <text:p/>
          </draw:line>
          <draw:line draw:style-name="gr4" draw:text-style-name="P1" draw:layer="layout" svg:x1="4.683cm" svg:y1="9.255cm" svg:x2="4.429cm" svg:y2="8.874cm">
            <text:p/>
          </draw:line>
          <draw:line draw:style-name="gr4" draw:text-style-name="P1" draw:layer="layout" svg:x1="4.175cm" svg:y1="9.255cm" svg:x2="4.429cm" svg:y2="8.874cm">
            <text:p/>
          </draw:line>
          <draw:line draw:style-name="gr4" draw:text-style-name="P1" draw:layer="layout" svg:x1="4.175cm" svg:y1="8.493cm" svg:x2="4.683cm" svg:y2="8.493cm">
            <text:p/>
          </draw:line>
        </draw:g>
        <draw:frame draw:style-name="gr16" draw:text-style-name="P6" draw:layer="layout" svg:width="6.096cm" svg:height="2.221cm" svg:x="1.381cm" svg:y="9.382cm">
          <draw:text-box>
            <text:p text:style-name="P1"><text:span text:style-name="T4">Alice</text:span></text:p>
            <text:p text:style-name="P1"><text:span text:style-name="T4"/></text:p>
            <text:p text:style-name="P5"><text:span text:style-name="T5">Remote Host: <text:s text:c="7"/></text:span><text:span text:style-name="T4">example.com</text:span></text:p>
            <text:p text:style-name="P5"><text:span text:style-name="T5">QDR </text:span><text:span text:style-name="T2">URL: <text:s text:c="12"/></text:span><text:span text:style-name="T4">10.10.1.1:20001</text:span></text:p>
            <text:p text:style-name="P5"><text:span text:style-name="T2">Target Application: </text:span><text:span text:style-name="T4">App1</text:span></text:p>
          </draw:text-box>
        </draw:frame>
        <draw:line draw:style-name="gr8" draw:text-style-name="P1" draw:layer="layout" svg:x1="7.604cm" svg:y1="9cm" svg:x2="8.745cm" svg:y2="9.001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7" draw:text-style-name="P6" draw:layer="layout" svg:width="3.937cm" svg:height="1.778cm" svg:x="11.922cm" svg:y="8.112cm">
          <text:p text:style-name="P1"><text:span text:style-name="T2">AMQP Open</text:span></text:p>
          <text:p text:style-name="P1"><text:span text:style-name="T2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Open Received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2">Remote Host</text:span></text:p>
              </table:table-cell>
              <table:table-cell>
                <text:p><text:span text:style-name="T2">93.184.216.34</text:span></text:p>
              </table:table-cell>
            </table:table-row>
            <table:table-row table:style-name="ro1" table:default-cell-style-name="ce2">
              <table:table-cell>
                <text:p><text:span text:style-name="T2">Authenticated User</text:span></text:p>
              </table:table-cell>
              <table:table-cell>
                <text:p><text:span text:style-name="T2">Alice</text:span></text:p>
              </table:table-cell>
            </table:table-row>
            <table:table-row table:style-name="ro1" table:default-cell-style-name="ce2">
              <table:table-cell>
                <text:p><text:span text:style-name="T2">QDR Application</text:span></text:p>
              </table:table-cell>
              <table:table-cell>
                <text:p><text:span text:style-name="T2">App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6.096cm" svg:height="0.889cm" svg:x="1.381cm" svg:y="6.842cm">
          <draw:text-box>
            <text:p text:style-name="P1"><text:span text:style-name="T2">User Connection Creation</text:span></text:p>
          </draw:text-box>
        </draw:frame>
      </draw:page>
      <draw:page draw:name="page4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6.588cm">
          <text:p/>
        </draw:line>
        <draw:line draw:style-name="gr4" draw:text-style-name="P1" draw:layer="layout" svg:x1="7.604cm" svg:y1="4.175cm" svg:x2="7.604cm" svg:y2="6.588cm">
          <text:p/>
        </draw:line>
        <draw:line draw:style-name="gr20" draw:text-style-name="P6" draw:layer="layout" svg:x1="3.794cm" svg:y1="4.683cm" svg:x2="7.604cm" svg:y2="4.937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794cm" svg:y1="5.826cm" svg:x2="7.604cm" svg:y2="5.445cm">
          <text:p text:style-name="P1"><text:span text:style-name="T2">AMQP Open</text:span></text:p>
          <text:p text:style-name="P1"><text:span text:style-name="T2"/></text:p>
        </draw:line>
      </draw:page>
      <draw:page draw:name="page5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9.001cm">
          <text:p/>
        </draw:line>
        <draw:line draw:style-name="gr4" draw:text-style-name="P1" draw:layer="layout" svg:x1="7.604cm" svg:y1="4.175cm" svg:x2="7.604cm" svg:y2="8.62cm">
          <text:p/>
        </draw:line>
        <draw:line draw:style-name="gr20" draw:text-style-name="P6" draw:layer="layout" svg:x1="3.794cm" svg:y1="4.429cm" svg:x2="7.604cm" svg:y2="4.683cm">
          <text:p text:style-name="P1"><text:span text:style-name="T2">AMQP Open</text:span></text:p>
          <text:p text:style-name="P1"><text:span text:style-name="T2"/></text:p>
        </draw:line>
        <draw:custom-shape draw:style-name="gr19" draw:text-style-name="P6" draw:layer="layout" svg:width="1.524cm" svg:height="1.397cm" svg:x="10.525cm" svg:y="2.778cm">
          <text:p text:style-name="P1"><text:span text:style-name="T2">$poli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87cm" svg:y1="4.175cm" svg:x2="11.287cm" svg:y2="8.112cm">
          <text:p/>
        </draw:line>
        <draw:line draw:style-name="gr20" draw:text-style-name="P6" draw:layer="layout" svg:x1="7.604cm" svg:y1="4.81cm" svg:x2="11.287cm" svg:y2="5.064cm">
          <text:p text:style-name="P1"><text:span text:style-name="T2">authorize</text:span></text:p>
          <text:p text:style-name="P1"><text:span text:style-name="T2">(host, user, app)</text:span></text:p>
        </draw:line>
        <draw:line draw:style-name="gr21" draw:text-style-name="P6" draw:layer="layout" svg:x1="7.604cm" svg:y1="6.08cm" svg:x2="11.287cm" svg:y2="5.699cm">
          <text:p text:style-name="P1"><text:span text:style-name="T2">authorize: OK</text:span></text:p>
          <text:p text:style-name="P1"><text:span text:style-name="T2">policy = users</text:span></text:p>
        </draw:line>
        <draw:line draw:style-name="gr20" draw:text-style-name="P6" draw:layer="layout" svg:x1="7.604cm" svg:y1="6.715cm" svg:x2="11.287cm" svg:y2="6.969cm">
          <text:p text:style-name="P1"><text:span text:style-name="T2">policy lookup</text:span></text:p>
          <text:p text:style-name="P1"><text:span text:style-name="T2">policy = users</text:span></text:p>
        </draw:line>
        <draw:line draw:style-name="gr21" draw:text-style-name="P6" draw:layer="layout" svg:x1="7.604cm" svg:y1="7.985cm" svg:x2="11.287cm" svg:y2="7.604cm">
          <text:p text:style-name="P1"><text:span text:style-name="T2">Policy data</text:span></text:p>
          <text:p text:style-name="P1"><text:span text:style-name="T2">policy = users</text:span></text:p>
        </draw:line>
        <draw:line draw:style-name="gr21" draw:text-style-name="P6" draw:layer="layout" svg:x1="3.794cm" svg:y1="8.62cm" svg:x2="7.604cm" svg:y2="8.239cm">
          <text:p text:style-name="P1"><text:span text:style-name="T2">AMQP Open</text:span></text:p>
          <text:p text:style-name="P1"><text:span text:style-name="T2"/></text:p>
        </draw:line>
      </draw:page>
      <draw:page draw:name="page6" draw:style-name="dp1" draw:master-page-name="Default">
        <draw:custom-shape draw:style-name="gr22" draw:text-style-name="P1" draw:layer="layout" svg:width="2.667cm" svg:height="1.143cm" svg:x="1.508cm" svg:y="12.557cm">
          <text:p text:style-name="P1"><text:span text:style-name="T6">config files</text:span></text:p>
          <text:p text:style-name="P1"><text:span text:style-name="T6">.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7" draw:layer="layout" svg:width="2.921cm" svg:height="2.11cm" svg:x="2.315cm" svg:y="14.131cm">
          <text:p text:style-name="P1"><text:span text:style-name="T7">Per Application</text:span></text:p>
          <text:p text:style-name="P1"><text:span text:style-name="T8"/></text:p>
          <text:p text:style-name="P1"><text:span text:style-name="T8">connection counts</text:span></text:p>
          <text:p text:style-name="P1"><text:span text:style-name="T8">user/group map</text:span></text:p>
          <text:p text:style-name="P1"><text:span text:style-name="T8">named setting blobs</text:span></text:p>
          <draw:enhanced-geometry svg:viewBox="0 0 21600 21600" draw:mirror-horizontal="false" draw:type="line-callout-1" draw:modifiers="-5366.73511293635 -5371.86167693037 -1848.04928131417 5668.593083846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8" draw:layer="layout" svg:width="5.461cm" svg:height="9.525cm" svg:x="6.334cm" svg:y="11.414cm">
          <text:p text:style-name="P8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556cm" svg:height="9.525cm" svg:x="12.049cm" svg:y="11.414cm">
          <text:p text:style-name="P8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556cm" svg:height="9.525cm" svg:x="15.859cm" svg:y="11.414cm">
          <text:p text:style-name="P8"><text:span text:style-name="T2">Managem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.905cm" svg:height="1.397cm" svg:x="6.588cm" svg:y="12.176cm">
          <text:p text:style-name="P1"><text:span text:style-name="T7">local policy</text:span></text:p>
          <text:p text:style-name="P1"><text:span text:style-name="T6">load</text:span></text:p>
          <text:p text:style-name="P1"><text:span text:style-name="T6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77cm" svg:y1="13.573cm" svg:x2="7.477cm" svg:y2="16.621cm">
          <text:p/>
        </draw:line>
        <draw:custom-shape draw:style-name="gr27" draw:text-style-name="P9" draw:layer="layout" svg:width="2.159cm" svg:height="1.397cm" svg:x="12.557cm" svg:y="12.176cm">
          <text:p text:style-name="P1"><text:span text:style-name="T6">PerApp</text:span></text:p>
          <text:p text:style-name="P1"><text:span text:style-name="T6">connection</text:span></text:p>
          <text:p text:style-name="P1"><text:span text:style-name="T6">control/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286cm" svg:height="1.397cm" svg:x="16.24cm" svg:y="12.176cm">
          <text:p text:style-name="P1"><text:span text:style-name="T6">appConne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" draw:layer="layout" svg:x1="5.064cm" svg:y1="15.478cm" svg:x2="9.128cm" svg:y2="14.589cm">
          <text:p/>
        </draw:line>
        <draw:custom-shape draw:style-name="gr30" draw:text-style-name="P9" draw:layer="layout" svg:width="1.778cm" svg:height="1.397cm" svg:x="9.128cm" svg:y="13.954cm">
          <text:p text:style-name="P1"><text:span text:style-name="T7">local policy</text:span></text:p>
          <text:p text:style-name="P1"><text:span text:style-name="T6">user 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" draw:layer="layout" svg:x1="5.064cm" svg:y1="15.19cm" svg:x2="12.557cm" svg:y2="12.777cm">
          <text:p/>
        </draw:line>
        <draw:custom-shape draw:style-name="gr31" draw:text-style-name="P9" draw:layer="layout" svg:width="2.54cm" svg:height="1.397cm" svg:x="16.24cm" svg:y="14.843cm">
          <text:p text:style-name="P1"><text:span text:style-name="T6">appGroup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" draw:layer="layout" svg:x1="5.064cm" svg:y1="15.859cm" svg:x2="9.128cm" svg:y2="16.24cm">
          <text:p/>
        </draw:line>
        <draw:custom-shape draw:style-name="gr31" draw:text-style-name="P9" draw:layer="layout" svg:width="2.54cm" svg:height="1.397cm" svg:x="16.241cm" svg:y="14.843cm">
          <text:p text:style-name="P1"><text:span text:style-name="T6">appGroup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397cm" svg:x="16.24cm" svg:y="16.875cm">
          <text:p text:style-name="P1"><text:span text:style-name="T6">app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1.397cm" svg:height="1.397cm" svg:x="12.303cm" svg:y="13.827cm">
          <text:p text:style-name="P1"><text:span text:style-name="T6">user/app/</text:span></text:p>
          <text:p text:style-name="P1"><text:span text:style-name="T6">host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2.303cm" svg:y1="14.589cm" svg:x2="10.906cm" svg:y2="14.589cm">
          <text:p/>
        </draw:line>
        <draw:custom-shape draw:style-name="gr33" draw:text-style-name="P1" draw:layer="layout" svg:width="1.143cm" svg:height="1.143cm" svg:x="14.208cm" svg:y="14.208cm">
          <text:p text:style-name="P1"><text:span text:style-name="T6">lookup</text:span></text:p>
          <text:p text:style-name="P1"><text:span text:style-name="T6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9" draw:layer="layout" svg:width="1.778cm" svg:height="1.397cm" svg:x="9.128cm" svg:y="15.605cm">
          <text:p text:style-name="P1"><text:span text:style-name="T7">local policy</text:span></text:p>
          <text:p text:style-name="P1"><text:span text:style-name="T6">settings 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" draw:layer="layout" svg:x1="10.906cm" svg:y1="16.113cm" svg:x2="16.24cm" svg:y2="15.478cm">
          <text:p/>
        </draw:line>
        <draw:custom-shape draw:style-name="gr32" draw:text-style-name="P9" draw:layer="layout" svg:width="1.397cm" svg:height="1.397cm" svg:x="12.303cm" svg:y="16.113cm">
          <text:p text:style-name="P1"><text:span text:style-name="T6">settings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1.143cm" svg:height="1.143cm" svg:x="14.208cm" svg:y="17.383cm">
          <text:p text:style-name="P1"><text:span text:style-name="T6">lookup</text:span></text:p>
          <text:p text:style-name="P1"><text:span text:style-name="T6">cache</text:span></text:p>
          <draw:enhanced-geometry svg:viewBox="0 0 88 21600" draw:glue-points="44 ?f6 44 0 0 10800 44 21600 88 10800" draw:text-areas="0 ?f6 88 ?f3" draw:type="can" draw:modifiers="5513.286713286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12.303cm" svg:y1="16.494cm" svg:x2="10.906cm" svg:y2="16.494cm">
          <text:p/>
        </draw:line>
        <draw:line draw:style-name="gr4" draw:text-style-name="P1" draw:layer="layout" svg:x1="13.7cm" svg:y1="14.589cm" svg:x2="14.208cm" svg:y2="14.843cm">
          <text:p/>
        </draw:line>
        <draw:line draw:style-name="gr4" draw:text-style-name="P1" draw:layer="layout" svg:x1="13.7cm" svg:y1="17.129cm" svg:x2="14.208cm" svg:y2="17.637cm">
          <text:p/>
        </draw:line>
        <draw:line draw:style-name="gr29" draw:text-style-name="P1" draw:layer="layout" svg:x1="14.716cm" svg:y1="12.811cm" svg:x2="16.24cm" svg:y2="12.811cm">
          <text:p/>
        </draw:line>
        <draw:line draw:style-name="gr29" draw:text-style-name="P1" draw:layer="layout" svg:x1="13.7cm" svg:y1="16.494cm" svg:x2="16.24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1-11T11:57:21.278868998</dc:date>
    <dc:creator>Chuck Rolke</dc:creator>
    <meta:editing-duration>PT3H21M10S</meta:editing-duration>
    <meta:editing-cycles>18</meta:editing-cycles>
    <meta:generator>LibreOffice/4.3.7.2$Linux_X86_64 LibreOffice_project/430$Build-2</meta:generator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width="6.8173in" draw:z-index="0"><draw:text-box fo:min-height="4.2874in"><text:p text:style-name="Frame_20_contents"/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